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Message.getCorrelat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nAlarm.OnAlarm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Message.OnMessage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ickReceive.OPickReceive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